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A0000022945B526C3E56F61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947cm" svg:height="14.045cm" svg:x="-0.021cm" svg:y="1.033cm">
          <draw:image xlink:href="Pictures/10000201000002EA0000022945B526C3E56F610F.png" xlink:type="simple" xlink:show="embed" xlink:actuate="onLoad">
            <text:p/>
          </draw:image>
        </draw:frame>
        <draw:connector draw:style-name="gr2" draw:text-style-name="P2" draw:layer="layout" svg:x1="18.926cm" svg:y1="8.055cm" svg:x2="18.926cm" svg:y2="8.055cm" draw:start-shape="id1" draw:end-shape="id1" svg:d="M18926 8055z" svg:viewBox="0 0 1 1">
          <text:p/>
        </draw:connector>
        <draw:polyline draw:style-name="gr3" draw:text-style-name="P2" draw:layer="layout" svg:width="1.918cm" svg:height="8.467cm" draw:transform="rotate (-1.5707963267949) translate (9.056cm 13.554cm)" svg:viewBox="0 0 1919 8468" draw:points="0,0 1919,0 1919,8468 110,8468">
          <text:p/>
        </draw:polyline>
        <draw:polyline draw:style-name="gr3" draw:text-style-name="P2" draw:layer="layout" svg:width="1.128cm" svg:height="8.467cm" draw:transform="rotate (-1.5707963267949) translate (9.051cm 0.173999999999998cm)" svg:viewBox="0 0 1129 8468" draw:points="920,0 0,0 0,8468 1129,846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23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4T23:00:32.098828641</meta:creation-date>
    <dc:date>2021-12-24T23:18:00.690519830</dc:date>
    <meta:editing-duration>PT6M56S</meta:editing-duration>
    <meta:editing-cycles>1</meta:editing-cycles>
    <meta:generator>LibreOffice/6.0.7.3$Linux_X86_64 LibreOffice_project/00m0$Build-3</meta:generator>
    <meta:document-statistic meta:object-count="4"/>
  </office:meta>
</office:document-meta>
</file>